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JetBrains Mono1" svg:font-family="'JetBrains Mono'" style:font-family-generic="modern"/>
    <style:font-face style:name="F" svg:font-family="" style:font-family-generic="roman"/>
    <style:font-face style:name="Abyssinica SIL" svg:font-family="'Abyssinica SIL'" style:font-pitch="variable"/>
    <style:font-face style:name="Chandas" svg:font-family="Chandas" style:font-pitch="variable"/>
    <style:font-face style:name="Lohit Devanagari2" svg:font-family="'Lohit Devanagari'" style:font-pitch="variable"/>
    <style:font-face style:name="Noto Sans CJK SC" svg:font-family="'Noto Sans CJK SC'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10e8" officeooo:paragraph-rsid="001710e8"/>
    </style:style>
    <style:style style:name="P2" style:family="paragraph" style:parent-style-name="Standard">
      <style:paragraph-properties fo:text-align="start" style:justify-single-word="false"/>
      <style:text-properties officeooo:rsid="001710e8" officeooo:paragraph-rsid="001728e9"/>
    </style:style>
    <style:style style:name="P3" style:family="paragraph" style:parent-style-name="Standard">
      <style:paragraph-properties fo:text-align="start" style:justify-single-word="false"/>
      <style:text-properties officeooo:paragraph-rsid="001eb19d"/>
    </style:style>
    <style:style style:name="P4" style:family="paragraph" style:parent-style-name="Standard">
      <style:paragraph-properties fo:text-align="start" style:justify-single-word="false"/>
      <style:text-properties officeooo:paragraph-rsid="001f9cc6"/>
    </style:style>
    <style:style style:name="P5" style:family="paragraph" style:parent-style-name="Standard">
      <style:paragraph-properties fo:text-align="start" style:justify-single-word="false"/>
      <style:text-properties officeooo:paragraph-rsid="0020b200"/>
    </style:style>
    <style:style style:name="P6" style:family="paragraph" style:parent-style-name="Standard">
      <style:paragraph-properties fo:text-align="start" style:justify-single-word="false"/>
      <style:text-properties officeooo:paragraph-rsid="002243c3"/>
    </style:style>
    <style:style style:name="P7" style:family="paragraph" style:parent-style-name="Standard">
      <style:paragraph-properties fo:text-align="start" style:justify-single-word="false"/>
      <style:text-properties officeooo:paragraph-rsid="00269962"/>
    </style:style>
    <style:style style:name="P8" style:family="paragraph" style:parent-style-name="Standard">
      <style:paragraph-properties fo:text-align="start" style:justify-single-word="false"/>
      <style:text-properties officeooo:paragraph-rsid="0027df26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a81e" officeooo:paragraph-rsid="0018a81e" fo:background-color="transparent" style:font-size-asian="12pt" style:font-style-asian="normal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19734d" officeooo:paragraph-rsid="0019734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paragraph-rsid="0018a81e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officeooo:rsid="0018a81e" officeooo:paragraph-rsid="0018a81e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19734d" officeooo:paragraph-rsid="0019734d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1ae528" officeooo:paragraph-rsid="001ae528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1b20c7" officeooo:paragraph-rsid="001b20c7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1b20c7" officeooo:paragraph-rsid="001c97fe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1c97fe" officeooo:paragraph-rsid="001c97fe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1d6529" officeooo:paragraph-rsid="001d6529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1eb19d" officeooo:paragraph-rsid="001eb19d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1eb19d" officeooo:paragraph-rsid="001f9cc6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1728e9" officeooo:paragraph-rsid="001728e9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paragraph-rsid="0018a81e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18a81e" officeooo:paragraph-rsid="0018a81e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officeooo:rsid="0018a81e" officeooo:paragraph-rsid="0018a81e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8a81e" officeooo:paragraph-rsid="0018a81e" style:font-size-asian="12pt" style:font-size-complex="12pt"/>
    </style:style>
    <style:style style:name="P26" style:family="paragraph" style:parent-style-name="Standard">
      <style:paragraph-properties fo:text-align="start" style:justify-single-word="false">
        <style:tab-stops>
          <style:tab-stop style:position="0.4264in"/>
        </style:tab-stops>
      </style:paragraph-properties>
      <style:text-properties fo:font-size="12pt" fo:font-style="normal" style:text-underline-style="none" officeooo:rsid="0018a81e" officeooo:paragraph-rsid="0018a81e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text-align="start" style:justify-single-word="false"/>
      <style:text-properties officeooo:rsid="0020b200" officeooo:paragraph-rsid="0020b200"/>
    </style:style>
    <style:style style:name="P28" style:family="paragraph" style:parent-style-name="Standard">
      <style:paragraph-properties fo:text-align="start" style:justify-single-word="false"/>
      <style:text-properties officeooo:rsid="0020d2d3" officeooo:paragraph-rsid="0020d2d3"/>
    </style:style>
    <style:style style:name="P29" style:family="paragraph" style:parent-style-name="Standard">
      <style:paragraph-properties fo:text-align="start" style:justify-single-word="false"/>
      <style:text-properties officeooo:rsid="00269962" officeooo:paragraph-rsid="00269962"/>
    </style:style>
    <style:style style:name="P30" style:family="paragraph" style:parent-style-name="Standard">
      <style:paragraph-properties fo:text-align="start" style:justify-single-word="false"/>
      <style:text-properties officeooo:rsid="0027df26" officeooo:paragraph-rsid="0027df26"/>
    </style:style>
    <style:style style:name="P31" style:family="paragraph" style:parent-style-name="Standard">
      <style:paragraph-properties fo:text-align="start" style:justify-single-word="false" fo:break-before="page"/>
      <style:text-properties style:font-name="Liberation Serif" fo:font-size="12pt" style:text-underline-style="none" officeooo:rsid="0019734d" officeooo:paragraph-rsid="0019734d" style:font-size-asian="12pt" style:font-size-complex="12pt"/>
    </style:style>
    <style:style style:name="P32" style:family="paragraph">
      <style:paragraph-properties style:text-autospace="none"/>
      <style:text-properties style:font-name="F" fo:font-size="12pt"/>
    </style:style>
    <style:style style:name="P33" style:family="paragraph">
      <loext:graphic-properties draw:fill="solid" draw:fill-color="#000000"/>
      <style:paragraph-properties style:text-autospace="none"/>
      <style:text-properties style:font-name="F" fo:font-size="12pt"/>
    </style:style>
    <style:style style:name="P34" style:family="paragraph">
      <style:paragraph-properties style:text-autospace="none"/>
      <style:text-properties style:font-name="F" fo:font-size="9pt" style:font-size-asian="9pt" style:font-size-complex="9pt"/>
    </style:style>
    <style:style style:name="P35" style:family="paragraph">
      <loext:graphic-properties draw:fill="solid" draw:fill-color="#000000"/>
      <style:paragraph-properties style:text-autospace="none"/>
      <style:text-properties style:font-name="F" fo:font-size="9pt" style:font-size-asian="9pt" style:font-size-complex="9pt"/>
    </style:style>
    <style:style style:name="P36" style:family="paragraph">
      <style:text-properties style:font-name="F" fo:font-size="8pt" style:font-size-asian="8pt" style:font-size-complex="8pt"/>
    </style:style>
    <style:style style:name="P37" style:family="paragraph">
      <style:paragraph-properties style:text-autospace="none"/>
      <style:text-properties style:font-name="F" fo:font-size="8pt" style:font-size-asian="8pt" style:font-size-complex="8pt"/>
    </style:style>
    <style:style style:name="P38" style:family="paragraph">
      <loext:graphic-properties draw:fill="solid" draw:fill-color="#000000"/>
      <style:text-properties style:font-name="F" fo:font-size="8pt" style:font-size-asian="8pt" style:font-size-complex="8pt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officeooo:rsid="001728e9"/>
    </style:style>
    <style:style style:name="T3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a9b7c6" style:font-name="JetBrains Mono" fo:font-size="10pt" fo:font-style="normal" style:text-underline-style="none" fo:font-weight="normal" officeooo:rsid="001eb19d" fo:background-color="transparent" loext:char-shading-value="0" style:font-size-asian="10pt" style:font-style-asian="normal" style:font-weight-asian="normal" style:font-size-complex="12pt" style:font-weight-complex="normal"/>
    </style:style>
    <style:style style:name="T5" style:family="text">
      <style:text-properties fo:color="#a9b7c6" style:font-name="JetBrains Mono" fo:font-size="10pt" fo:font-style="normal" style:text-underline-style="none" fo:font-weight="normal" fo:background-color="#000000" loext:char-shading-value="0" style:font-size-asian="10pt" style:font-style-asian="normal" style:font-weight-asian="normal" style:font-size-complex="12pt" style:font-weight-complex="normal"/>
    </style:style>
    <style:style style:name="T6" style:family="text">
      <style:text-properties fo:color="#ffc66d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ffc66d" style:font-name="JetBrains Mono" fo:font-size="10pt" fo:font-style="italic" fo:font-weight="normal" officeooo:rsid="0020d2d3" style:font-size-asian="10pt" style:font-style-asian="italic" style:font-weight-asian="normal"/>
    </style:style>
    <style:style style:name="T8" style:family="text">
      <style:text-properties fo:color="#ffc66d" style:font-name="JetBrains Mono" fo:font-size="10pt" fo:font-style="italic" fo:font-weight="normal" fo:background-color="#000000" loext:char-shading-value="0" style:font-size-asian="10pt" style:font-style-asian="italic" style:font-weight-asian="normal"/>
    </style:style>
    <style:style style:name="T9" style:family="text">
      <style:text-properties fo:color="#ffc66d" style:font-name="JetBrains Mono" fo:font-size="10pt" fo:font-style="italic" fo:font-weight="normal" fo:background-color="#000000" loext:char-shading-value="0" style:font-size-asian="10pt" style:font-style-asian="italic" style:font-weight-asian="normal"/>
    </style:style>
    <style:style style:name="T10" style:family="text">
      <style:text-properties fo:color="#ffc66d" style:font-name="JetBrains Mono" fo:font-size="10pt" fo:font-style="italic" style:text-underline-style="none" fo:font-weight="normal" officeooo:rsid="0020d2d3" fo:background-color="transparent" loext:char-shading-value="0" style:font-size-asian="10pt" style:font-style-asian="italic" style:font-weight-asian="normal" style:font-size-complex="12pt" style:font-weight-complex="normal"/>
    </style:style>
    <style:style style:name="T11" style:family="text">
      <style:text-properties fo:color="#ffc66d" style:font-name="JetBrains Mono" fo:font-size="10pt" fo:font-style="italic" style:text-underline-style="none" fo:font-weight="normal" officeooo:rsid="0022f4fd" fo:background-color="transparent" loext:char-shading-value="0" style:font-size-asian="10pt" style:font-style-asian="italic" style:font-weight-asian="normal" style:font-size-complex="12pt" style:font-weight-complex="normal"/>
    </style:style>
    <style:style style:name="T12" style:family="text">
      <style:text-properties fo:color="#ffc66d" style:font-name="JetBrains Mono" fo:font-size="10pt" fo:font-style="italic" style:text-underline-style="none" fo:font-weight="normal" fo:background-color="transparent" loext:char-shading-value="0" style:font-size-asian="10pt" style:font-style-asian="italic" style:font-weight-asian="normal" style:font-size-complex="12pt" style:font-weight-complex="normal"/>
    </style:style>
    <style:style style:name="T13" style:family="text">
      <style:text-properties fo:color="#ffc66d" style:font-name="JetBrains Mono" fo:font-size="10pt" fo:font-style="italic" style:text-underline-style="none" fo:font-weight="normal" fo:background-color="#000000" loext:char-shading-value="0" style:font-size-asian="10pt" style:font-style-asian="italic" style:font-weight-asian="normal" style:font-size-complex="12pt" style:font-weight-complex="normal"/>
    </style:style>
    <style:style style:name="T14" style:family="text">
      <style:text-properties fo:color="#ffc66d" style:font-name="JetBrains Mono" fo:font-size="10pt" fo:font-style="italic" style:text-underline-style="none" fo:font-weight="normal" officeooo:rsid="0027df26" fo:background-color="#000000" loext:char-shading-value="0" style:font-size-asian="10pt" style:font-style-asian="italic" style:font-weight-asian="normal" style:font-size-complex="12pt" style:font-weight-complex="normal"/>
    </style:style>
    <style:style style:name="T15" style:family="text">
      <style:text-properties fo:color="#000000" style:font-name="JetBrains Mono" fo:font-size="10pt" fo:font-style="normal" fo:font-weight="normal" officeooo:rsid="0020d2d3" style:font-size-asian="10pt" style:font-style-asian="normal" style:font-weight-asian="normal"/>
    </style:style>
    <style:style style:name="T16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00000" style:font-name="JetBrains Mono" fo:font-size="10pt" fo:font-style="normal" fo:font-weight="normal" officeooo:rsid="00217571" style:font-size-asian="10pt" style:font-style-asian="normal" style:font-weight-asian="normal"/>
    </style:style>
    <style:style style:name="T18" style:family="text">
      <style:text-properties fo:color="#000000" style:font-name="JetBrains Mono" fo:font-size="10pt" fo:font-style="normal" fo:font-weight="normal" officeooo:rsid="0022f4fd" style:font-size-asian="10pt" style:font-style-asian="normal" style:font-weight-asian="normal"/>
    </style:style>
    <style:style style:name="T19" style:family="text">
      <style:text-properties fo:color="#000000" style:font-name="JetBrains Mono" fo:font-style="normal" fo:font-weight="normal" officeooo:rsid="0018a81e" fo:background-color="transparent" loext:char-shading-value="0" style:font-style-asian="normal" style:font-weight-asian="normal" style:font-weight-complex="normal"/>
    </style:style>
    <style:style style:name="T20" style:family="text">
      <style:text-properties fo:color="#000000" style:font-name="JetBrains Mono" fo:font-style="normal" fo:font-weight="normal" fo:background-color="transparent" loext:char-shading-value="0" style:font-style-asian="normal" style:font-weight-asian="normal" style:font-weight-complex="normal"/>
    </style:style>
    <style:style style:name="T21" style:family="text">
      <style:text-properties fo:color="#000000" style:font-name="JetBrains Mono" fo:font-style="normal" fo:font-weight="normal" officeooo:rsid="001eb19d" fo:background-color="transparent" loext:char-shading-value="0" style:font-style-asian="normal" style:font-weight-asian="normal" style:font-weight-complex="normal"/>
    </style:style>
    <style:style style:name="T22" style:family="text">
      <style:text-properties fo:color="#000000" style:font-name="JetBrains Mono" fo:font-style="normal" style:text-underline-style="none" fo:font-weight="normal" fo:background-color="transparent" loext:char-shading-value="0" style:font-style-asian="normal" style:font-weight-asian="normal" style:font-weight-complex="normal"/>
    </style:style>
    <style:style style:name="T23" style:family="text">
      <style:text-properties fo:color="#000000" style:font-name="JetBrains Mono" fo:font-weight="normal" fo:background-color="transparent" loext:char-shading-value="0" style:font-weight-asian="normal" style:font-weight-complex="normal"/>
    </style:style>
    <style:style style:name="T24" style:family="text">
      <style:text-properties fo:color="#000000" style:font-name="JetBrains Mono" fo:font-weight="normal" officeooo:rsid="0019734d" fo:background-color="transparent" loext:char-shading-value="0" style:font-weight-asian="normal" style:font-weight-complex="normal"/>
    </style:style>
    <style:style style:name="T25" style:family="text">
      <style:text-properties fo:color="#000000" style:font-name="Liberation Serif" fo:font-size="10pt" fo:font-style="normal" style:text-underline-style="none" fo:font-weight="normal" officeooo:rsid="001f9cc6" fo:background-color="transparent" loext:char-shading-value="0" style:font-size-asian="10pt" style:font-style-asian="normal" style:font-weight-asian="normal" style:font-size-complex="12pt" style:font-weight-complex="normal"/>
    </style:style>
    <style:style style:name="T26" style:family="text">
      <style:text-properties fo:color="#000000" style:font-name="Liberation Serif" fo:font-style="normal" fo:font-weight="normal" officeooo:rsid="0018a81e" fo:background-color="transparent" loext:char-shading-value="0" style:font-style-asian="normal" style:font-weight-asian="normal" style:font-weight-complex="normal"/>
    </style:style>
    <style:style style:name="T27" style:family="text">
      <style:text-properties fo:color="#000000" style:font-name="Liberation Serif" fo:font-size="12pt" fo:font-style="normal" fo:font-weight="normal" fo:background-color="transparent" loext:char-shading-value="0" style:font-size-asian="12pt" style:font-style-asian="normal" style:font-weight-asian="normal" style:font-size-complex="12pt" style:font-weight-complex="normal"/>
    </style:style>
    <style:style style:name="T28" style:family="text">
      <style:text-properties fo:color="#000000" style:font-name="Liberation Serif" fo:font-size="12pt" fo:font-style="normal" fo:font-weight="normal" officeooo:rsid="001eb19d" fo:background-color="transparent" loext:char-shading-value="0" style:font-size-asian="12pt" style:font-style-asian="normal" style:font-weight-asian="normal" style:font-size-complex="12pt" style:font-weight-complex="normal"/>
    </style:style>
    <style:style style:name="T29" style:family="text">
      <style:text-properties fo:color="#000000" style:font-name="Liberation Serif" fo:font-size="12pt" fo:font-style="normal" fo:font-weight="normal" officeooo:rsid="0022f4fd" style:font-size-asian="12pt" style:font-style-asian="normal" style:font-weight-asian="normal" style:font-size-complex="12pt"/>
    </style:style>
    <style:style style:name="T30" style:family="text">
      <style:text-properties fo:color="#000000" style:font-name="Liberation Serif" fo:font-size="12pt" fo:font-style="normal" style:text-underline-style="none" fo:font-weight="normal" officeooo:rsid="001d6529" fo:background-color="transparent" loext:char-shading-value="0" style:font-size-asian="12pt" style:font-style-asian="normal" style:font-weight-asian="normal" style:font-size-complex="12pt" style:font-weight-complex="normal"/>
    </style:style>
    <style:style style:name="T31" style:family="text">
      <style:text-properties fo:color="#000000" style:font-name="Liberation Serif" fo:font-size="12pt" fo:font-style="normal" style:text-underline-style="none" fo:font-weight="normal" officeooo:rsid="001eb19d" fo:background-color="transparent" loext:char-shading-value="0" style:font-size-asian="12pt" style:font-style-asian="normal" style:font-weight-asian="normal" style:font-size-complex="12pt" style:font-weight-complex="normal"/>
    </style:style>
    <style:style style:name="T32" style:family="text">
      <style:text-properties fo:color="#000000" style:font-name="Liberation Serif" fo:font-size="12pt" fo:font-style="normal" style:text-underline-style="none" fo:font-weight="normal" officeooo:rsid="001f9cc6" fo:background-color="transparent" loext:char-shading-value="0" style:font-size-asian="12pt" style:font-style-asian="normal" style:font-weight-asian="normal" style:font-size-complex="12pt" style:font-weight-complex="normal"/>
    </style:style>
    <style:style style:name="T33" style:family="text">
      <style:text-properties fo:color="#000000" style:font-name="Liberation Serif" fo:font-size="12pt" fo:font-style="normal" style:text-underline-style="none" fo:font-weight="normal" officeooo:rsid="0020b200" fo:background-color="transparent" loext:char-shading-value="0" style:font-size-asian="12pt" style:font-style-asian="normal" style:font-weight-asian="normal" style:font-size-complex="12pt" style:font-weight-complex="normal"/>
    </style:style>
    <style:style style:name="T34" style:family="text">
      <style:text-properties fo:color="#000000" style:font-name="Liberation Serif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weight-complex="normal"/>
    </style:style>
    <style:style style:name="T35" style:family="text">
      <style:text-properties fo:color="#000000" style:font-name="Liberation Serif" fo:font-size="12pt" fo:font-style="normal" style:text-underline-style="none" fo:font-weight="normal" officeooo:rsid="0020d2d3" fo:background-color="transparent" loext:char-shading-value="0" style:font-size-asian="12pt" style:font-style-asian="normal" style:font-weight-asian="normal" style:font-size-complex="12pt" style:font-weight-complex="normal"/>
    </style:style>
    <style:style style:name="T36" style:family="text">
      <style:text-properties fo:color="#000000" style:font-name="Liberation Serif" fo:font-size="12pt" fo:font-style="normal" style:text-underline-style="none" fo:font-weight="normal" officeooo:rsid="00217571" fo:background-color="transparent" loext:char-shading-value="0" style:font-size-asian="12pt" style:font-style-asian="normal" style:font-weight-asian="normal" style:font-size-complex="12pt" style:font-weight-complex="normal"/>
    </style:style>
    <style:style style:name="T37" style:family="text">
      <style:text-properties fo:color="#000000" style:font-name="Liberation Serif" fo:font-size="12pt" fo:font-style="normal" style:text-underline-style="none" fo:font-weight="normal" officeooo:rsid="0022f4fd" fo:background-color="transparent" loext:char-shading-value="0" style:font-size-asian="12pt" style:font-style-asian="normal" style:font-weight-asian="normal" style:font-size-complex="12pt" style:font-weight-complex="normal"/>
    </style:style>
    <style:style style:name="T38" style:family="text">
      <style:text-properties fo:color="#000000" style:font-name="Liberation Serif" fo:font-size="12pt" fo:font-style="normal" style:text-underline-style="none" fo:font-weight="normal" officeooo:rsid="0024e8ca" fo:background-color="transparent" loext:char-shading-value="0" style:font-size-asian="12pt" style:font-style-asian="normal" style:font-weight-asian="normal" style:font-size-complex="12pt" style:font-weight-complex="normal"/>
    </style:style>
    <style:style style:name="T39" style:family="text">
      <style:text-properties fo:color="#000000" style:font-name="Liberation Serif" fo:font-size="12pt" fo:font-style="normal" style:text-underline-style="none" fo:font-weight="normal" officeooo:rsid="00269962" fo:background-color="transparent" loext:char-shading-value="0" style:font-size-asian="12pt" style:font-style-asian="normal" style:font-weight-asian="normal" style:font-size-complex="12pt" style:font-weight-complex="normal"/>
    </style:style>
    <style:style style:name="T40" style:family="text">
      <style:text-properties fo:color="#000000" style:font-name="Liberation Serif" fo:font-size="12pt" fo:font-style="normal" style:text-underline-style="none" fo:font-weight="normal" officeooo:rsid="0027df26" fo:background-color="transparent" loext:char-shading-value="0" style:font-size-asian="12pt" style:font-style-asian="normal" style:font-weight-asian="normal" style:font-size-complex="12pt" style:font-weight-complex="normal"/>
    </style:style>
    <style:style style:name="T41" style:family="text">
      <style:text-properties fo:color="#000000" fo:font-style="normal" fo:font-weight="normal" officeooo:rsid="0018a81e" fo:background-color="transparent" loext:char-shading-value="0" style:font-style-asian="normal" style:font-weight-asian="normal" style:font-weight-complex="normal"/>
    </style:style>
    <style:style style:name="T42" style:family="text">
      <style:text-properties fo:color="#000000" fo:font-style="normal" fo:font-weight="normal" officeooo:rsid="001ae528" fo:background-color="transparent" loext:char-shading-value="0" style:font-style-asian="normal" style:font-weight-asian="normal" style:font-weight-complex="normal"/>
    </style:style>
    <style:style style:name="T43" style:family="text">
      <style:text-properties fo:color="#000000" fo:font-style="normal" fo:font-weight="normal" fo:background-color="transparent" loext:char-shading-value="0" style:font-style-asian="normal" style:font-weight-asian="normal" style:font-weight-complex="normal"/>
    </style:style>
    <style:style style:name="T44" style:family="text">
      <style:text-properties fo:color="#000000" fo:font-style="normal" fo:font-weight="normal" officeooo:rsid="001d6529" fo:background-color="transparent" loext:char-shading-value="0" style:font-style-asian="normal" style:font-weight-asian="normal" style:font-weight-complex="normal"/>
    </style:style>
    <style:style style:name="T45" style:family="text">
      <style:text-properties fo:color="#000000" fo:font-style="normal" fo:font-weight="normal" officeooo:rsid="001eb19d" fo:background-color="transparent" loext:char-shading-value="0" style:font-style-asian="normal" style:font-weight-asian="normal" style:font-weight-complex="normal"/>
    </style:style>
    <style:style style:name="T46" style:family="text">
      <style:text-properties fo:color="#000000" fo:font-style="normal" fo:font-weight="normal" officeooo:rsid="001f9cc6" fo:background-color="transparent" loext:char-shading-value="0" style:font-style-asian="normal" style:font-weight-asian="normal" style:font-weight-complex="normal"/>
    </style:style>
    <style:style style:name="T47" style:family="text">
      <style:text-properties fo:color="#000000" fo:font-style="normal" style:text-underline-style="none" fo:font-weight="normal" fo:background-color="transparent" loext:char-shading-value="0" style:font-style-asian="normal" style:font-weight-asian="normal" style:font-weight-complex="normal"/>
    </style:style>
    <style:style style:name="T48" style:family="text">
      <style:text-properties fo:color="#000000" fo:font-style="normal" style:text-underline-style="none" fo:font-weight="normal" officeooo:rsid="0019734d" fo:background-color="transparent" loext:char-shading-value="0" style:font-style-asian="normal" style:font-weight-asian="normal" style:font-weight-complex="normal"/>
    </style:style>
    <style:style style:name="T49" style:family="text">
      <style:text-properties officeooo:rsid="0018a81e"/>
    </style:style>
    <style:style style:name="T50" style:family="text">
      <style:text-properties style:text-underline-style="none"/>
    </style:style>
    <style:style style:name="T51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fo:color="#6a8759" style:font-name="JetBrains Mono" fo:font-size="10pt" fo:font-style="normal" fo:font-weight="normal" officeooo:rsid="001eb19d" fo:background-color="transparent" loext:char-shading-value="0" style:font-size-asian="10pt" style:font-style-asian="normal" style:font-weight-asian="normal" style:font-weight-complex="normal"/>
    </style:style>
    <style:style style:name="T53" style:family="text">
      <style:text-properties fo:color="#6a8759" style:font-name="JetBrains Mono" fo:font-size="10pt" fo:font-style="normal" fo:font-weight="normal" fo:background-color="transparent" loext:char-shading-value="0" style:font-size-asian="10pt" style:font-style-asian="normal" style:font-weight-asian="normal" style:font-weight-complex="normal"/>
    </style:style>
    <style:style style:name="T54" style:family="text">
      <style:text-properties fo:color="#6a8759" style:font-name="JetBrains Mono" fo:font-size="10pt" fo:font-style="normal" fo:font-weight="normal" fo:background-color="#000000" loext:char-shading-value="0" style:font-size-asian="10pt" style:font-style-asian="normal" style:font-weight-asian="normal"/>
    </style:style>
    <style:style style:name="T55" style:family="text">
      <style:text-properties fo:color="#6a8759" style:font-name="JetBrains Mono" fo:font-size="10pt" fo:font-style="normal" fo:font-weight="normal" fo:background-color="#000000" loext:char-shading-value="0" style:font-size-asian="10pt" style:font-style-asian="normal" style:font-weight-asian="normal"/>
    </style:style>
    <style:style style:name="T56" style:family="text">
      <style:text-properties officeooo:rsid="00217571"/>
    </style:style>
    <style:style style:name="T57" style:family="text">
      <style:text-properties fo:color="#ffc66d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58" style:family="text">
      <style:text-properties fo:color="#6a8759" style:font-name="JetBrains Mono1" fo:font-size="10pt" style:font-name-asian="JetBrains Mono1" style:font-size-asian="10pt" style:font-name-complex="JetBrains Mono1" style:font-size-complex="10pt"/>
    </style:style>
    <style:style style:name="T59" style:family="text">
      <style:text-properties fo:color="#cc7832" style:font-name="JetBrains Mono1" fo:font-size="10pt" style:font-name-asian="JetBrains Mono1" style:font-size-asian="10pt" style:font-name-complex="JetBrains Mono1" style:font-size-complex="10pt"/>
    </style:style>
    <style:style style:name="T60" style:family="text">
      <style:text-properties fo:color="#a9b7c6" fo:font-size="10pt" style:font-size-asian="10pt" style:font-size-complex="10pt"/>
    </style:style>
    <style:style style:name="T61" style:family="text">
      <style:text-properties fo:color="#ffc66d" style:font-name="JetBrains Mono1" fo:font-size="10pt" style:font-name-asian="JetBrains Mono1" style:font-size-asian="10pt" style:font-name-complex="JetBrains Mono1" style:font-size-complex="10pt"/>
    </style:style>
    <style:style style:name="T62" style:family="text">
      <style:text-properties fo:color="#a9b7c6" style:font-name="JetBrains Mono1" fo:font-size="10pt" style:font-name-asian="JetBrains Mono1" style:font-size-asian="10pt" style:font-name-complex="JetBrains Mono1" style:font-size-complex="10pt"/>
    </style:style>
    <style:style style:name="T63" style:family="text">
      <style:text-properties fo:color="#b5b6e3" style:font-name="JetBrains Mono1" fo:font-size="10pt" style:font-name-asian="JetBrains Mono1" style:font-size-asian="10pt" style:font-name-complex="JetBrains Mono1" style:font-size-complex="10pt"/>
    </style:style>
    <style:style style:name="T64" style:family="text">
      <style:text-properties fo:color="#9373a5" style:font-name="JetBrains Mono1" fo:font-size="10pt" style:font-name-asian="JetBrains Mono1" style:font-size-asian="10pt" style:font-name-complex="JetBrains Mono1" style:font-size-complex="10pt"/>
    </style:style>
    <style:style style:name="T65" style:family="text">
      <style:text-properties fo:color="#6897bb" style:font-name="JetBrains Mono1" fo:font-size="10pt" style:font-name-asian="JetBrains Mono1" style:font-size-asian="10pt" style:font-name-complex="JetBrains Mono1" style:font-size-complex="10pt"/>
    </style:style>
    <style:style style:name="T66" style:family="text">
      <style:text-properties fo:color="#ffc66d" style:font-name="JetBrains Mono1" fo:font-size="9pt" fo:font-style="italic" style:font-name-asian="JetBrains Mono1" style:font-size-asian="9pt" style:font-style-asian="italic" style:font-name-complex="JetBrains Mono1" style:font-size-complex="9pt" style:font-style-complex="italic"/>
    </style:style>
    <style:style style:name="T67" style:family="text">
      <style:text-properties fo:color="#6a8759" style:font-name="JetBrains Mono1" fo:font-size="9pt" style:font-name-asian="JetBrains Mono1" style:font-size-asian="9pt" style:font-name-complex="JetBrains Mono1" style:font-size-complex="9pt"/>
    </style:style>
    <style:style style:name="T68" style:family="text">
      <style:text-properties fo:color="#cc7832" style:font-name="JetBrains Mono1" fo:font-size="9pt" style:font-name-asian="JetBrains Mono1" style:font-size-asian="9pt" style:font-name-complex="JetBrains Mono1" style:font-size-complex="9pt"/>
    </style:style>
    <style:style style:name="T69" style:family="text">
      <style:text-properties fo:color="#cc7832" style:font-name="JetBrains Mono" fo:font-size="8pt" style:font-size-asian="8pt" style:font-name-complex="JetBrains Mono" style:font-size-complex="8pt"/>
    </style:style>
    <style:style style:name="T70" style:family="text">
      <style:text-properties fo:color="#b5b6e3" style:font-name="JetBrains Mono" fo:font-size="8pt" style:font-size-asian="8pt" style:font-name-complex="JetBrains Mono" style:font-size-complex="8pt"/>
    </style:style>
    <style:style style:name="T71" style:family="text">
      <style:text-properties fo:color="#a9b7c6" style:font-name="JetBrains Mono" fo:font-size="8pt" style:font-size-asian="8pt" style:font-name-complex="JetBrains Mono" style:font-size-complex="8pt"/>
    </style:style>
    <style:style style:name="T72" style:family="text">
      <style:text-properties fo:font-size="8pt" style:font-size-asian="8pt" style:font-size-complex="8pt"/>
    </style:style>
    <style:style style:name="T73" style:family="text">
      <style:text-properties fo:color="#9373a5" style:font-name="JetBrains Mono" fo:font-size="8pt" style:font-size-asian="8pt" style:font-name-complex="JetBrains Mono" style:font-size-complex="8pt"/>
    </style:style>
    <style:style style:name="T74" style:family="text">
      <style:text-properties fo:color="#ffc66d" style:font-name="JetBrains Mono" fo:font-size="8pt" style:font-size-asian="8pt" style:font-name-complex="JetBrains Mono" style:font-size-complex="8pt"/>
    </style:style>
    <style:style style:name="T75" style:family="text">
      <style:text-properties fo:color="#cc7832" style:font-name="JetBrains Mono1" fo:font-size="8pt" style:font-name-asian="JetBrains Mono1" style:font-size-asian="8pt" style:font-name-complex="JetBrains Mono1" style:font-size-complex="8pt"/>
    </style:style>
    <style:style style:name="T76" style:family="text">
      <style:text-properties fo:color="#ffc66d" style:font-name="JetBrains Mono1" fo:font-size="8pt" style:font-name-asian="JetBrains Mono1" style:font-size-asian="8pt" style:font-name-complex="JetBrains Mono1" style:font-size-complex="8pt"/>
    </style:style>
    <style:style style:name="T77" style:family="text">
      <style:text-properties fo:color="#a9b7c6" style:font-name="JetBrains Mono1" fo:font-size="8pt" style:font-name-asian="JetBrains Mono1" style:font-size-asian="8pt" style:font-name-complex="JetBrains Mono1" style:font-size-complex="8pt"/>
    </style:style>
    <style:style style:name="T78" style:family="text">
      <style:text-properties fo:color="#b5b6e3" style:font-name="JetBrains Mono1" fo:font-size="8pt" style:font-name-asian="JetBrains Mono1" style:font-size-asian="8pt" style:font-name-complex="JetBrains Mono1" style:font-size-complex="8pt"/>
    </style:style>
    <style:style style:name="T79" style:family="text">
      <style:text-properties fo:color="#6897bb" style:font-name="JetBrains Mono1" fo:font-size="8pt" style:font-name-asian="JetBrains Mono1" style:font-size-asian="8pt" style:font-name-complex="JetBrains Mono1" style:font-size-complex="8pt"/>
    </style:style>
    <style:style style:name="T80" style:family="text">
      <style:text-properties fo:color="#6a8759" style:font-name="JetBrains Mono1" fo:font-size="8pt" style:font-name-asian="JetBrains Mono1" style:font-size-asian="8pt" style:font-name-complex="JetBrains Mono1" style:font-size-complex="8pt"/>
    </style:style>
    <style:style style:name="gr1" style:family="graphic">
      <style:graphic-properties draw:stroke="none" svg:stroke-color="#000000" draw:fill="solid" draw:fill-color="#000000" fo:min-height="0.5402in" style:run-through="foreground" style:wrap="run-through" style:number-wrapped-paragraphs="no-limit" style:vertical-pos="top" style:vertical-rel="text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solid" draw:fill-color="#000000" fo:min-height="1.1299in" style:run-through="foreground" style:wrap="run-through" style:number-wrapped-paragraphs="no-limit" style:vertical-pos="top" style:vertical-rel="text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solid" draw:fill-color="#000000" fo:min-height="0.511in" style:run-through="foreground" style:wrap="run-through" style:number-wrapped-paragraphs="no-limit" style:vertical-pos="top" style:vertical-rel="text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solid" draw:fill-color="#000000" fo:min-height="0.4925in" style:run-through="foreground" style:wrap="run-through" style:number-wrapped-paragraphs="no-limit" style:vertical-pos="top" style:vertical-rel="text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solid" draw:fill-color="#000000" fo:min-height="1.4772in" style:run-through="foreground" style:wrap="run-through" style:number-wrapped-paragraphs="no-limit" style:vertical-pos="top" style:vertical-rel="text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solid" draw:fill-color="#000000" fo:min-height="0.7in" style:run-through="foreground" style:wrap="run-through" style:number-wrapped-paragraphs="no-limit" style:vertical-pos="top" style:vertical-rel="text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solid" draw:fill-color="#000000" fo:min-height="4.772in" style:run-through="foreground" style:wrap="run-through" style:number-wrapped-paragraphs="no-limit" style:vertical-pos="from-top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по 7ой лабе ассемблера</text:p>
      <text:p text:style-name="P1"/>
      <text:p text:style-name="P2">1. <text:span text:style-name="T56">(код 1-5 есть на гите) </text:span>Я создала класс <text:span text:style-name="T2">Rocket и main </text:span>вида <draw:frame text:anchor-type="as-char" svg:y="0.15in" draw:z-index="0" draw:name="Shape1" draw:style-name="gr7" draw:text-style-name="P38" svg:width="6.6906in" svg:height="4.7724in"><draw:text-box><text:p text:style-name="P36"><text:span text:style-name="T69">class </text:span><text:span text:style-name="T70">Rocket </text:span><text:span text:style-name="T71">{</text:span><text:span text:style-name="T72"><text:line-break/></text:span><text:span text:style-name="T69">private</text:span><text:span text:style-name="T71">:</text:span><text:span text:style-name="T72"><text:line-break/></text:span><text:span text:style-name="T71"> <text:s text:c="3"/></text:span><text:span text:style-name="T69">double </text:span><text:span text:style-name="T73">fuel_</text:span><text:span text:style-name="T69">;</text:span><text:span text:style-name="T72"><text:line-break/></text:span><text:span text:style-name="T69"> <text:s text:c="3"/>float </text:span><text:span text:style-name="T73">mass_</text:span><text:span text:style-name="T69">;</text:span><text:span text:style-name="T72"><text:line-break/></text:span><text:span text:style-name="T69">public</text:span><text:span text:style-name="T71">:</text:span><text:span text:style-name="T72"><text:line-break/></text:span><text:span text:style-name="T71"> <text:s text:c="3"/></text:span><text:span text:style-name="T69">bool </text:span><text:span text:style-name="T73">is_work_</text:span><text:span text:style-name="T69">;</text:span><text:span text:style-name="T72"><text:line-break/></text:span><text:span text:style-name="T69"> <text:s text:c="3"/>char </text:span><text:span text:style-name="T73">name_</text:span><text:span text:style-name="T69">;</text:span><text:span text:style-name="T72"><text:line-break/></text:span><text:span text:style-name="T72"><text:line-break/></text:span><text:span text:style-name="T69"> <text:s text:c="3"/></text:span><text:span text:style-name="T74">Rocket</text:span><text:span text:style-name="T71">(</text:span><text:span text:style-name="T69">double </text:span><text:span text:style-name="T71">fuel</text:span><text:span text:style-name="T69">, double </text:span><text:span text:style-name="T71">mass) : </text:span><text:span text:style-name="T73">fuel_</text:span><text:span text:style-name="T71">(fuel)</text:span><text:span text:style-name="T69">, </text:span><text:span text:style-name="T73">mass_</text:span><text:span text:style-name="T71">(mass) {}</text:span><text:span text:style-name="T72"><text:line-break/></text:span><text:span text:style-name="T72"><text:line-break/></text:span><text:span text:style-name="T71"> <text:s text:c="3"/></text:span><text:span text:style-name="T69">double </text:span><text:span text:style-name="T74">get_fuel</text:span><text:span text:style-name="T71">() {</text:span><text:span text:style-name="T72"><text:line-break/></text:span><text:span text:style-name="T71"> <text:s text:c="7"/></text:span><text:span text:style-name="T69">return </text:span><text:span text:style-name="T73">fuel_</text:span><text:span text:style-name="T69">;</text:span><text:span text:style-name="T72"><text:line-break/></text:span><text:span text:style-name="T69"> <text:s text:c="3"/></text:span><text:span text:style-name="T71">}</text:span><text:span text:style-name="T72"><text:line-break/></text:span><text:span text:style-name="T72"><text:line-break/></text:span><text:span text:style-name="T71"> <text:s text:c="3"/></text:span><text:span text:style-name="T69">float </text:span><text:span text:style-name="T74">get_mass</text:span><text:span text:style-name="T71">() {</text:span><text:span text:style-name="T72"><text:line-break/></text:span><text:span text:style-name="T71"> <text:s text:c="7"/></text:span><text:span text:style-name="T69">return </text:span><text:span text:style-name="T73">mass_</text:span><text:span text:style-name="T69">;</text:span><text:span text:style-name="T72"><text:line-break/></text:span><text:span text:style-name="T69"> <text:s text:c="3"/></text:span><text:span text:style-name="T71">}</text:span><text:span text:style-name="T72"><text:line-break/></text:span><text:span text:style-name="T72"><text:line-break/></text:span><text:span text:style-name="T71"> <text:s text:c="3"/></text:span><text:span text:style-name="T69">void </text:span><text:span text:style-name="T74">set_work</text:span><text:span text:style-name="T71">(</text:span><text:span text:style-name="T69">bool </text:span><text:span text:style-name="T71">is_work) {</text:span><text:span text:style-name="T72"><text:line-break/></text:span><text:span text:style-name="T71"> <text:s text:c="7"/></text:span><text:span text:style-name="T73">is_work_ </text:span><text:span text:style-name="T71">= is_work</text:span><text:span text:style-name="T69">;</text:span><text:span text:style-name="T72"><text:line-break/></text:span><text:span text:style-name="T69"> <text:s text:c="3"/></text:span><text:span text:style-name="T71">}</text:span><text:span text:style-name="T72"><text:line-break/></text:span><text:span text:style-name="T72"><text:line-break/></text:span><text:span text:style-name="T71"> <text:s text:c="3"/></text:span><text:span text:style-name="T69">char </text:span><text:span text:style-name="T74">set_name</text:span><text:span text:style-name="T71">(</text:span><text:span text:style-name="T69">char </text:span><text:span text:style-name="T71">name){</text:span><text:span text:style-name="T72"><text:line-break/></text:span><text:span text:style-name="T71"> <text:s text:c="7"/></text:span><text:span text:style-name="T73">name_ </text:span><text:span text:style-name="T71">= name</text:span><text:span text:style-name="T69">;</text:span><text:span text:style-name="T72"><text:line-break/></text:span><text:span text:style-name="T69"> <text:s text:c="7"/>return </text:span><text:span text:style-name="T71">name</text:span><text:span text:style-name="T69">;</text:span><text:span text:style-name="T72"><text:line-break/></text:span><text:span text:style-name="T69"> <text:s text:c="3"/></text:span><text:span text:style-name="T71">}</text:span><text:span text:style-name="T72"><text:line-break/></text:span><text:span text:style-name="T71">}</text:span><text:span text:style-name="T69">;</text:span></text:p><text:p text:style-name="P36"><text:span text:style-name="T69"/></text:p><text:p text:style-name="P37"><text:span text:style-name="T75">int </text:span><text:span text:style-name="T76">main</text:span><text:span text:style-name="T77">() {</text:span><text:span text:style-name="T77"><text:line-break/></text:span><text:span text:style-name="T77"> <text:s text:c="3"/></text:span><text:span text:style-name="T78">Rocket </text:span><text:span text:style-name="T77">rocket(</text:span><text:span text:style-name="T79">10.</text:span><text:span text:style-name="T75">, </text:span><text:span text:style-name="T79">500.</text:span><text:span text:style-name="T77">)</text:span><text:span text:style-name="T75">;</text:span><text:span text:style-name="T75"><text:line-break/></text:span><text:span text:style-name="T75"> <text:s text:c="3"/></text:span><text:span text:style-name="T77">rocket.set_work(</text:span><text:span text:style-name="T75">true</text:span><text:span text:style-name="T77">)</text:span><text:span text:style-name="T75">;</text:span><text:span text:style-name="T75"><text:line-break/></text:span><text:span text:style-name="T75"> <text:s text:c="3"/></text:span><text:span text:style-name="T77">rocket.set_name(</text:span><text:span text:style-name="T80">'Y'</text:span><text:span text:style-name="T77">)</text:span><text:span text:style-name="T75">;</text:span><text:span text:style-name="T75"><text:line-break/></text:span><text:span text:style-name="T75"> <text:s text:c="3"/></text:span><text:span text:style-name="T77">rocket.get_fuel()</text:span><text:span text:style-name="T75">;</text:span><text:span text:style-name="T75"><text:line-break/></text:span><text:span text:style-name="T75"> <text:s text:c="3"/></text:span><text:span text:style-name="T77">rocket.get_mass()</text:span><text:span text:style-name="T75">;</text:span><text:span text:style-name="T75"><text:line-break/></text:span><text:span text:style-name="T75"> <text:s text:c="3"/>return </text:span><text:span text:style-name="T79">0</text:span><text:span text:style-name="T75">;</text:span><text:span text:style-name="T75"><text:line-break/></text:span><text:span text:style-name="T77">}</text:span></text:p></draw:text-box></draw:frame></text:p>
      <text:p text:style-name="P2"/>
      <text:p text:style-name="P21">Скомпилила в .s, <text:span text:style-name="T49">что-то</text:span> получила, <text:span text:style-name="T49">потом попереименовывала всё, закомментила половину и пришла к следующему:</text:span></text:p>
      <text:p text:style-name="P22"><text:span text:style-name="T19"><text:line-break/></text:span><text:span text:style-name="T26">имя функции Rocket(double, int, bool) будет сформированно вот так</text:span></text:p>
      <text:p text:style-name="P22"><text:span text:style-name="T19"><text:line-break/>_ZN6Rocket</text:span><text:span text:style-name="T21">C1</text:span><text:span text:style-name="T19">Еdib</text:span></text:p>
      <text:p text:style-name="P22"><text:span text:style-name="T19"/></text:p>
      <text:p text:style-name="P11"><text:span text:style-name="T41">имя функции Rocket::set_name(char) будет сформированно вот так</text:span></text:p>
      <text:p text:style-name="P23"><text:span text:style-name="T20"/></text:p>
      <text:p text:style-name="P24"><text:span text:style-name="T20">_ZN6Rocket8set_nameEc</text:span></text:p>
      <text:p text:style-name="P25"><text:span text:style-name="T22"/></text:p>
      <text:p text:style-name="P12"><text:span text:style-name="T47">имя функции </text:span><text:span text:style-name="T48">main::</text:span><text:span text:style-name="T47">Rocket::get_mass() будет сформированно как</text:span></text:p>
      <text:p text:style-name="P9"><text:span text:style-name="T50"/></text:p>
      <text:p text:style-name="P26"><text:span text:style-name="T23">_Z</text:span><text:span text:style-name="T24">Z4mainEN</text:span><text:span text:style-name="T23">6Rocket8get_massEv</text:span></text:p>
      <text:p text:style-name="P25"><text:span text:style-name="T20"/></text:p>
      <text:p text:style-name="P10"><text:span text:style-name="T27">коротко говоря, в начале всегда идет _ZN потом идет чиселка, равная количеству букв в первом слове названия функции, потом первое слово, затем вторая чиселка, равная количеству букв во втором слове, потом само второе слово, потом буква Е, затем буквы, обозначающие тип аргумента (v – void, c – char, dd – 2 double, i – int, b – bool)<text:line-break/></text:span><text:span text:style-name="T28">если перед нами конструктор, после имени добавляется C, если деструктор, то D</text:span><text:span text:style-name="T27"><text:line-break/><text:line-break/>если класс объявлен внутри функции, то между первой Z и N появится Z9{func_name}E</text:span></text:p>
      <text:p text:style-name="P31"><text:span text:style-name="T41">2. </text:span><text:span text:style-name="T42">Я написала в main</text:span></text:p>
      <text:p text:style-name="P13"><text:span text:style-name="T42"><draw:frame text:anchor-type="as-char" draw:z-index="1" draw:name="Shape2" draw:style-name="gr6" draw:text-style-name="P33" svg:width="6.6906in" svg:height="0.7004in"><draw:text-box><text:p text:style-name="P32"><text:span text:style-name="T63">Rocket </text:span><text:span text:style-name="T62">rocket(</text:span><text:span text:style-name="T65">10.</text:span><text:span text:style-name="T59">, </text:span><text:span text:style-name="T65">500.</text:span><text:span text:style-name="T62">)</text:span><text:span text:style-name="T59">;</text:span><text:span text:style-name="T59"><text:line-break/></text:span><text:span text:style-name="T63">Rocket </text:span><text:span text:style-name="T62">rocket2(</text:span><text:span text:style-name="T65">20.</text:span><text:span text:style-name="T59">, </text:span><text:span text:style-name="T65">100.</text:span><text:span text:style-name="T62">)</text:span><text:span text:style-name="T59">;</text:span><text:span text:style-name="T59"><text:line-break/></text:span><text:span text:style-name="T62">rocket.set_work(</text:span><text:span text:style-name="T59">true</text:span><text:span text:style-name="T62">)</text:span><text:span text:style-name="T59">;</text:span><text:span text:style-name="T59"><text:line-break/></text:span><text:span text:style-name="T62">rocket2.set_name(</text:span><text:span text:style-name="T58">'Y'</text:span><text:span text:style-name="T62">)</text:span><text:span text:style-name="T59">;</text:span></text:p></draw:text-box></draw:frame></text:span></text:p>
      <text:p text:style-name="P13"><text:span text:style-name="T42"/></text:p>
      <text:p text:style-name="P14"><text:span text:style-name="T43">и получила (самый важный кусок)</text:span></text:p>
      <text:p text:style-name="P14"><draw:frame text:anchor-type="as-char" draw:z-index="2" draw:name="Shape3" draw:style-name="gr5" draw:text-style-name="P35" svg:width="6.6571in" svg:height="3.2094in"><draw:text-box><text:p text:style-name="P34"><text:span text:style-name="T66">movsd</text:span><text:span text:style-name="T66"><text:tab/></text:span><text:span text:style-name="T67">.LC0(%rip)</text:span><text:span text:style-name="T68">, </text:span><text:span text:style-name="T67">%xmm0</text:span><text:span text:style-name="T67"><text:line-break/></text:span><text:span text:style-name="T66">movq</text:span><text:span text:style-name="T66"><text:tab/></text:span><text:span text:style-name="T67">.LC1(%rip)</text:span><text:span text:style-name="T68">, </text:span><text:span text:style-name="T67">%rdx</text:span><text:span text:style-name="T67"><text:line-break/></text:span><text:span text:style-name="T66">leaq</text:span><text:span text:style-name="T66"><text:tab/></text:span><text:span text:style-name="T67">-48(%rbp)</text:span><text:span text:style-name="T68">, </text:span><text:span text:style-name="T67">%rax</text:span><text:span text:style-name="T67"><text:line-break/></text:span><text:span text:style-name="T66">movapd</text:span><text:span text:style-name="T66"><text:tab/></text:span><text:span text:style-name="T67">%xmm0</text:span><text:span text:style-name="T68">, </text:span><text:span text:style-name="T67">%xmm1</text:span><text:span text:style-name="T67"><text:line-break/></text:span><text:span text:style-name="T66">movq</text:span><text:span text:style-name="T66"><text:tab/></text:span><text:span text:style-name="T67">%rdx</text:span><text:span text:style-name="T68">, </text:span><text:span text:style-name="T67">%xmm0</text:span><text:span text:style-name="T67"><text:line-break/></text:span><text:span text:style-name="T66">movq</text:span><text:span text:style-name="T66"><text:tab/></text:span><text:span text:style-name="T67">%rax</text:span><text:span text:style-name="T68">, </text:span><text:span text:style-name="T67">%rdi</text:span><text:span text:style-name="T67"><text:line-break/></text:span><text:span text:style-name="T66">call</text:span><text:span text:style-name="T66"><text:tab/></text:span><text:span text:style-name="T67">_ZN6RocketC1Edd</text:span><text:span text:style-name="T67"><text:line-break/></text:span><text:span text:style-name="T66">movsd</text:span><text:span text:style-name="T66"><text:tab/></text:span><text:span text:style-name="T67">.LC0(%rip)</text:span><text:span text:style-name="T68">, </text:span><text:span text:style-name="T67">%xmm0</text:span><text:span text:style-name="T67"><text:line-break/></text:span><text:span text:style-name="T66">movq</text:span><text:span text:style-name="T66"><text:tab/></text:span><text:span text:style-name="T67">.LC1(%rip)</text:span><text:span text:style-name="T68">, </text:span><text:span text:style-name="T67">%rdx</text:span><text:span text:style-name="T67"><text:line-break/></text:span><text:span text:style-name="T66">leaq</text:span><text:span text:style-name="T66"><text:tab/></text:span><text:span text:style-name="T67">-32(%rbp)</text:span><text:span text:style-name="T68">, </text:span><text:span text:style-name="T67">%rax</text:span><text:span text:style-name="T67"><text:line-break/></text:span><text:span text:style-name="T66">movapd</text:span><text:span text:style-name="T66"><text:tab/></text:span><text:span text:style-name="T67">%xmm0</text:span><text:span text:style-name="T68">, </text:span><text:span text:style-name="T67">%xmm1</text:span><text:span text:style-name="T67"><text:line-break/></text:span><text:span text:style-name="T66">movq</text:span><text:span text:style-name="T66"><text:tab/></text:span><text:span text:style-name="T67">%rdx</text:span><text:span text:style-name="T68">, </text:span><text:span text:style-name="T67">%xmm0</text:span><text:span text:style-name="T67"><text:line-break/></text:span><text:span text:style-name="T66">movq</text:span><text:span text:style-name="T66"><text:tab/></text:span><text:span text:style-name="T67">%rax</text:span><text:span text:style-name="T68">, </text:span><text:span text:style-name="T67">%rdi</text:span><text:span text:style-name="T67"><text:line-break/></text:span><text:span text:style-name="T66">call</text:span><text:span text:style-name="T66"><text:tab/></text:span><text:span text:style-name="T67">_ZN6RocketC1Edd</text:span><text:span text:style-name="T67"><text:line-break/></text:span><text:span text:style-name="T66">leaq</text:span><text:span text:style-name="T66"><text:tab/></text:span><text:span text:style-name="T67">-48(%rbp)</text:span><text:span text:style-name="T68">, </text:span><text:span text:style-name="T67">%rax</text:span><text:span text:style-name="T67"><text:line-break/></text:span><text:span text:style-name="T66">movl</text:span><text:span text:style-name="T66"><text:tab/></text:span><text:span text:style-name="T67">$1</text:span><text:span text:style-name="T68">, </text:span><text:span text:style-name="T67">%esi</text:span><text:span text:style-name="T67"><text:line-break/></text:span><text:span text:style-name="T66">movq</text:span><text:span text:style-name="T66"><text:tab/></text:span><text:span text:style-name="T67">%rax</text:span><text:span text:style-name="T68">, </text:span><text:span text:style-name="T67">%rdi</text:span><text:span text:style-name="T67"><text:line-break/></text:span><text:span text:style-name="T66">call</text:span><text:span text:style-name="T66"><text:tab/></text:span><text:span text:style-name="T67">_ZN6Rocket8set_workEb</text:span><text:span text:style-name="T67"><text:line-break/></text:span><text:span text:style-name="T66">leaq</text:span><text:span text:style-name="T66"><text:tab/></text:span><text:span text:style-name="T67">-32(%rbp)</text:span><text:span text:style-name="T68">, </text:span><text:span text:style-name="T67">%rax</text:span><text:span text:style-name="T67"><text:line-break/></text:span><text:span text:style-name="T66">movl</text:span><text:span text:style-name="T66"><text:tab/></text:span><text:span text:style-name="T67">$89</text:span><text:span text:style-name="T68">, </text:span><text:span text:style-name="T67">%esi</text:span><text:span text:style-name="T67"><text:line-break/></text:span><text:span text:style-name="T66">movq</text:span><text:span text:style-name="T66"><text:tab/></text:span><text:span text:style-name="T67">%rax</text:span><text:span text:style-name="T68">, </text:span><text:span text:style-name="T67">%rdi</text:span><text:span text:style-name="T67"><text:line-break/></text:span><text:span text:style-name="T66">call</text:span><text:span text:style-name="T66"><text:tab/></text:span><text:span text:style-name="T67">_ZN6Rocket8set_nameEc</text:span></text:p></draw:text-box></draw:frame></text:p>
      <text:p text:style-name="P14"><text:span text:style-name="T43">и отсюда видно, что подобно тому, как мы работали со структурами, он под отдельные объекты класса выделяет отдельные куски памяти<text:line-break/>здесь к rocket1 обращается в -48(%rbp), а к rocket2 в -32(%rbp)</text:span></text:p>
      <text:p text:style-name="P14"><text:span text:style-name="T43"/></text:p>
      <text:p text:style-name="P14"><text:span text:style-name="T43">3. заменю реализацию сеттера на this</text:span></text:p>
      <text:p text:style-name="P14"><text:span text:style-name="T43"><draw:frame text:anchor-type="as-char" draw:z-index="3" draw:name="Shape4" draw:style-name="gr4" draw:text-style-name="P33" svg:width="6.6669in" svg:height="0.4925in"><draw:text-box><text:p text:style-name="P32"><text:span text:style-name="T59">void </text:span><text:span text:style-name="T61">set_work</text:span><text:span text:style-name="T62">(</text:span><text:span text:style-name="T59">bool </text:span><text:span text:style-name="T62">is_work) {</text:span><text:span text:style-name="T62"><text:line-break/></text:span><text:span text:style-name="T62"> <text:s text:c="3"/></text:span><text:span text:style-name="T59">this</text:span><text:span text:style-name="T62">-&gt;</text:span><text:span text:style-name="T64">is_work_ </text:span><text:span text:style-name="T62">= is_work</text:span><text:span text:style-name="T59">;</text:span><text:span text:style-name="T59"><text:line-break/></text:span><text:span text:style-name="T62">}</text:span></text:p></draw:text-box></draw:frame></text:span></text:p>
      <text:p text:style-name="P14"><text:span text:style-name="T43"/></text:p>
      <text:p text:style-name="P15"><text:span text:style-name="T43">поменялось ничего (идентичные листинги)</text:span></text:p>
      <text:p text:style-name="P15"><text:span text:style-name="T43"/></text:p>
      <text:p text:style-name="P15"><text:span text:style-name="T43">заменю реализацию конструктора на this<text:line-break/></text:span><text:span text:style-name="T43"><draw:frame text:anchor-type="as-char" draw:z-index="4" draw:name="Shape5" draw:style-name="gr3" draw:text-style-name="P33" svg:width="6.6295in" svg:height="0.5114in"><draw:text-box><text:p text:style-name="P32"><text:span text:style-name="T61">Rocket</text:span><text:span text:style-name="T62">(</text:span><text:span text:style-name="T59">double </text:span><text:span text:style-name="T62">fuel</text:span><text:span text:style-name="T59">, double </text:span><text:span text:style-name="T62">mass) : </text:span><text:span text:style-name="T64">fuel_</text:span><text:span text:style-name="T62">(fuel){</text:span><text:span text:style-name="T62"><text:line-break/></text:span><text:span text:style-name="T62"> <text:s text:c="3"/></text:span><text:span text:style-name="T59">this</text:span><text:span text:style-name="T62">-&gt;</text:span><text:span text:style-name="T64">mass_ </text:span><text:span text:style-name="T62">= mass</text:span><text:span text:style-name="T59">;</text:span><text:span text:style-name="T59"><text:line-break/></text:span><text:span text:style-name="T62">}</text:span></text:p></draw:text-box></draw:frame></text:span></text:p>
      <text:p text:style-name="P15"><text:span text:style-name="T43"/></text:p>
      <text:p text:style-name="P15"><text:span text:style-name="T43">поменялось ничего (идентичные листинги)</text:span></text:p>
      <text:p text:style-name="P15"><text:span text:style-name="T43"/></text:p>
      <text:p text:style-name="P16"><text:span text:style-name="T43">вообще, *this - <text:s/>это указатель на конкретный объект класса, именно с которым в текущий момент работает метод и, </text:span><text:span text:style-name="T44">наверное,</text:span><text:span text:style-name="T43"> от меня ожидался ответ по типу передачи в функцию указателя как в предыдущем пункте, например, </text:span><text:span text:style-name="T42">-48(%rbp) </text:span><text:span text:style-name="T43">или </text:span><text:span text:style-name="T42">-32(%rbp)</text:span></text:p>
      <text:p text:style-name="P16"><text:span text:style-name="T42"/></text:p>
      <text:p text:style-name="P17"><text:span text:style-name="T42">н</text:span><text:span text:style-name="T43">а последней попытке попробую сравнить массы ракет функцией с this и без </text:span></text:p>
      <text:p text:style-name="P17"><text:span text:style-name="T43"/></text:p>
      <text:p text:style-name="P17"><text:span text:style-name="T43"><draw:frame text:anchor-type="as-char" draw:z-index="5" draw:name="Shape6" draw:style-name="gr2" draw:text-style-name="P33" svg:width="6.6906in" svg:height="1.1335in"><draw:text-box><text:p text:style-name="P32"><text:span text:style-name="T60"><text:s text:c="4"/></text:span><text:span text:style-name="T59">bool </text:span><text:span text:style-name="T61">who_fatter</text:span><text:span text:style-name="T62">(</text:span><text:span text:style-name="T63">Rocket</text:span><text:span text:style-name="T62">&amp; another){</text:span><text:span text:style-name="T62"><text:line-break/></text:span><text:span text:style-name="T62"> <text:s text:c="7"/></text:span><text:span text:style-name="T59">return </text:span><text:span text:style-name="T64">mass_ </text:span><text:span text:style-name="T62">&gt; another.get_mass()</text:span><text:span text:style-name="T59">; // </text:span><text:span text:style-name="T64">return this-&gt;mass_ </text:span><text:span text:style-name="T62">&gt; another.get_mass()</text:span><text:span text:style-name="T59">;</text:span><text:span text:style-name="T59"><text:line-break/></text:span><text:span text:style-name="T59"> <text:s text:c="3"/></text:span><text:span text:style-name="T62">}</text:span><text:span text:style-name="T62"><text:line-break/></text:span><text:span text:style-name="T62"><text:line-break/></text:span><text:span text:style-name="T62"> <text:s text:c="3"/></text:span><text:span text:style-name="T63">Rocket </text:span><text:span text:style-name="T62">rocket1(</text:span><text:span text:style-name="T65">10.</text:span><text:span text:style-name="T59">, </text:span><text:span text:style-name="T65">500.</text:span><text:span text:style-name="T62">)</text:span><text:span text:style-name="T59">;</text:span><text:span text:style-name="T59"><text:line-break/></text:span><text:span text:style-name="T59"> <text:s text:c="3"/></text:span><text:span text:style-name="T63">Rocket </text:span><text:span text:style-name="T62">rocket2(</text:span><text:span text:style-name="T65">20.</text:span><text:span text:style-name="T59">, </text:span><text:span text:style-name="T65">501.</text:span><text:span text:style-name="T62">)</text:span><text:span text:style-name="T59">;</text:span><text:span text:style-name="T59"><text:line-break/></text:span><text:span text:style-name="T59"> <text:s text:c="3"/></text:span><text:span text:style-name="T62">rocket1.who_fatter(rocket2)</text:span><text:span text:style-name="T59">;</text:span></text:p></draw:text-box></draw:frame></text:span></text:p>
      <text:p text:style-name="P17"><text:soft-page-break/><text:span text:style-name="T43">ну нет у них отличий, вероятно, необходимо придумать пример, в котором без this не обойтись, но, честно, я его не помню</text:span></text:p>
      <text:p text:style-name="P17"><text:span text:style-name="T43"/></text:p>
      <text:p text:style-name="P18"><text:span text:style-name="T43">4. я попробовала создать ракету от массы, объявленной в глобальных переменных, и от объявленной в локальных, кроме одной дополнительной передачи глобальной массы в функцию разницы не наблюдаю</text:span></text:p>
      <text:p text:style-name="P18"><text:span text:style-name="T43"/></text:p>
      <text:p text:style-name="P3"><text:span text:style-name="T30">я попробовала создать ракету вне main и внутри main<text:line-break/>вовне ему пришлось создавать глобальную ракету, </text:span><text:span text:style-name="T31">появились некие</text:span></text:p>
      <text:p text:style-name="P3"><text:span text:style-name="T4">.</text:span><text:span text:style-name="T1">globl<text:tab/></text:span><text:span text:style-name="T3">rocket1</text:span><text:span text:style-name="T31"><text:line-break/></text:span><text:span text:style-name="T52">_Z41__static_initialization_and_destruction_0ii</text:span></text:p>
      <text:p text:style-name="P18"><text:span text:style-name="T52">_GLOBAL__sub_I_rocket1</text:span></text:p>
      <text:p text:style-name="P19"><text:span text:style-name="T43">но он справился и сохранил указатель на нее, потом пользовался им как обычно<text:line-break/>а внутри main все как обычно </text:span></text:p>
      <text:p text:style-name="P19"><text:span text:style-name="T43"/></text:p>
      <text:p text:style-name="P20"><text:span text:style-name="T43">для создания деструктора сделаю тип char *name_, чтобы потом в деструкторе освобождать память из-под него<text:line-break/></text:span><text:span text:style-name="T46">получилось аналогично конструктору – для локальной ракеты он вызвался сразу в мейне после отработки функции, а деструктор глобальной ракеты подлетел после отработки мейна, вызовя </text:span><text:span text:style-name="T53">_Z41__static_initialization_and_destruction_0ii</text:span></text:p>
      <text:p text:style-name="P20"><text:span text:style-name="T53"/></text:p>
      <text:p text:style-name="P4"><text:span text:style-name="T25">5. </text:span><text:span text:style-name="T32">до этого у меня все методы были публичные, сделаем приватный очередной геттер<text:line-break/><text:line-break/>в названии особенностей не вижу, </text:span><text:span text:style-name="T33">по реализации идентичны<text:line-break/><text:line-break/>после чуть более глубокой игры “найди отличие” ко мне закралась мысль, что ассемблер не видит разницы между приватными и пабликовыми полями и методами, и это сами плюсы меня бьют по рукам в случае неладного</text:span></text:p>
      <text:p text:style-name="P4"><text:span text:style-name="T33"/></text:p>
      <text:p text:style-name="P5"><text:span text:style-name="T33">6. </text:span><text:span text:style-name="T36">(код есть отдельно на гите) </text:span><text:span text:style-name="T35">сделала животного, хищника и кошку, результат ожидаем – конструкторы вызываются по очереди, т.е. из конструктора хищника вызывается </text:span><text:span text:style-name="T10">call</text:span><text:span text:style-name="T6"><text:tab/></text:span><text:span text:style-name="T51">_ZN6AnimalC2Ecb, </text:span><text:span text:style-name="T15">а из конструктора кошки </text:span><text:span text:style-name="T7">call</text:span><text:span text:style-name="T6"><text:tab/></text:span><text:span text:style-name="T51">_ZN8PredatorC2Ev<text:line-break/></text:span><text:span text:style-name="T17">в свою очередь поля налепляются друг рядом с другом как снежный ком, и инитятся по мере вызова контрукторов<text:line-break/></text:span></text:p>
      <text:p text:style-name="P28"><text:span text:style-name="T16">7. </text:span><text:span text:style-name="T17">полиморфизма не существует<text:line-break/>на уровне ассемблера полиаморфные функции - это разные функции, которые могут как-то взаимодествовать друг с другом но из реализация под капотом в общем случае осуществляется независимо</text:span></text:p>
      <text:p text:style-name="P27"><text:span text:style-name="T35"/></text:p>
      <text:p text:style-name="P6"><text:span text:style-name="T35">8. </text:span><text:span text:style-name="T37">(код есть отдельно на гите) я вернулась в ракете и сделала переменную is_work_ статичной<text:line-break/><text:line-break/>строчка листинга <text:line-break/></text:span><text:span text:style-name="T11">movb</text:span><text:span text:style-name="T6"><text:tab/></text:span><text:span text:style-name="T51">%al</text:span><text:span text:style-name="T1">, </text:span><text:span text:style-name="T51">_ZN6Rocket8is_work_E(%rip)<text:line-break/></text:span><text:span text:style-name="T29">почему-то навела меня на мысль, что он смотрит на статичные поля вообще как на глобальные переменные, но умеет отличать их от одного объекта к другому<text:line-break/>в листинге мейна особенностей не вижу, только вот внутри реализации set_work такое нашла</text:span><text:span text:style-name="T18"><text:line-break/><text:line-break/></text:span><text:span text:style-name="T38">почему статиковые методы не могут обращаться к нестатиковым полям – из-за разных областей видимости<text:line-break/>статиковые методы это методы самого класса, они не могут вмешиваться в поля конкретного экземпляра (только если эти поля сами не являются статиковыми)<text:line-break/></text:span><text:span text:style-name="T39">а если в терминах ассемблера – я не могу из глобальной функции вовне работать с </text:span><text:soft-page-break/><text:span text:style-name="T39">локальными внутренними полями (как только эти поля станут видны извне, я смогу с ними работать)</text:span></text:p>
      <text:p text:style-name="P6"><text:span text:style-name="T39"/></text:p>
      <text:p text:style-name="P29"><text:span text:style-name="T37">9. </text:span><text:span text:style-name="T34">(код есть отдельно на гите) я перегрузила оператор &lt; и сравнила две ракеты по массам</text:span></text:p>
      <text:p text:style-name="P7"><text:span text:style-name="T39">он откуда-то изнутри достал функцию </text:span><text:span text:style-name="T5">_ZN6RocketltES_</text:span></text:p>
      <text:p text:style-name="P29"><text:span text:style-name="T34">и каким-то не самым очевидным способом </text:span><text:span text:style-name="T40">он </text:span><text:span text:style-name="T34">просто сравнил массы ракет – </text:span><text:span text:style-name="T40">первую массу он достал из текущего экземпляра, вторую он вызвал get_mass, а потом случилось</text:span></text:p>
      <text:p text:style-name="P29"><text:span text:style-name="T40"><draw:frame text:anchor-type="as-char" draw:z-index="6" draw:name="Shape7" draw:style-name="gr1" draw:text-style-name="P33" svg:width="6.6906in" svg:height="0.5406in"><draw:text-box><text:p text:style-name="P32"><text:span text:style-name="T57">comiss</text:span><text:span text:style-name="T57"><text:tab/></text:span><text:span text:style-name="T58">-12(%rbp)</text:span><text:span text:style-name="T59">, </text:span><text:span text:style-name="T58">%xmm0</text:span><text:span text:style-name="T58"><text:line-break/></text:span><text:span text:style-name="T57">seta</text:span><text:span text:style-name="T57"><text:tab/></text:span><text:span text:style-name="T58">%al</text:span><text:span text:style-name="T58"><text:line-break/></text:span><text:span text:style-name="T57">leave</text:span></text:p></draw:text-box></draw:frame></text:span></text:p>
      <text:p text:style-name="P29"><text:span text:style-name="T40"/></text:p>
      <text:p text:style-name="P8"><text:span text:style-name="T40">вызвается он непосредственно </text:span><text:span text:style-name="T13">cal</text:span><text:span text:style-name="T14">l</text:span><text:span text:style-name="T13">l</text:span><text:span text:style-name="T9"><text:tab/></text:span><text:span text:style-name="T55">_ZN6RocketltES_</text:span></text:p>
      <text:p text:style-name="P30"><text:span text:style-name="T3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JetBrains Mono1" svg:font-family="'JetBrains Mono'" style:font-family-generic="modern"/>
    <style:font-face style:name="F" svg:font-family="" style:font-family-generic="roman"/>
    <style:font-face style:name="Abyssinica SIL" svg:font-family="'Abyssinica SIL'" style:font-pitch="variable"/>
    <style:font-face style:name="Chandas" svg:font-family="Chandas" style:font-pitch="variable"/>
    <style:font-face style:name="Lohit Devanagari2" svg:font-family="'Lohit Devanagari'" style:font-pitch="variable"/>
    <style:font-face style:name="Noto Sans CJK SC" svg:font-family="'Noto Sans CJK SC'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2:56:40.974856276</meta:creation-date>
    <dc:date>2021-11-18T15:59:09.465314707</dc:date>
    <meta:editing-duration>PT29M4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4" meta:paragraph-count="39" meta:word-count="678" meta:character-count="4666" meta:non-whitespace-character-count="3998"/>
  </office:meta>
</office:document-meta>
</file>